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al's Fox,</text:p>
      <text:p text:style-name="Standard"/>
      <text:p text:style-name="Standard">Désolé pour le silence radio, j'étais aux Arcs la semaine dernière et pour une sombre histoire de mot de passe oublié je n'ai pas pu accéder à ma messagerie. J'ai enchaîné avec le Marathon de Paris dimanche, et je ne suis rentré que hier soir.</text:p>
      <text:p text:style-name="Standard">Promis, je répond à tes mails dans la journée</text:p>
      <text:p text:style-name="Standard"/>
      <text:p text:style-name="Standard">Frat's</text:p>
      <text:p text:style-name="Standard">Steeve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-Bernard SAINT-EVE</meta:initial-creator>
    <meta:creation-date>2017-04-11T09:27:24.21</meta:creation-date>
    <dc:date>2017-04-11T09:31:56.17</dc:date>
    <dc:creator>Jean-Bernard SAINT-EVE</dc:creator>
    <meta:editing-duration>PT4M32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5" meta:word-count="58" meta:character-count="310"/>
  </office:meta>
</office:document-meta>
</file>